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25-01-17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24-02-15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23-01-26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22-02-25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20-12-09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19-12-05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18-12-19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18-01-03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17-01-04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16-01-22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15-02-10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14-02-12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13-01-23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12-01-12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11-01-05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09-12-14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09-01-23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08-02-04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07-01-31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06-01-25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05-02-01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04-02-11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03-01-1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02-02-26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00-01-12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2000-01-10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1999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1998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1997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199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1095293002</text:p>
          </table:table-cell>
          <table:table-cell office:value-type="string" calcext:value-type="string">
            <text:p>1967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